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3.665cm" table:align="left"/>
    </style:style>
    <style:style style:name="Tabella1.A" style:family="table-column">
      <style:table-column-properties style:column-width="8.46cm"/>
    </style:style>
    <style:style style:name="Tabella1.B" style:family="table-column">
      <style:table-column-properties style:column-width="5.205cm"/>
    </style:style>
    <style:style style:name="Tabel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paragraph-rsid="0018bd7b"/>
    </style:style>
    <style:style style:name="P2" style:family="paragraph" style:parent-style-name="Standard">
      <style:text-properties officeooo:rsid="0018bd7b" officeooo:paragraph-rsid="0018bd7b"/>
    </style:style>
    <style:style style:name="P3" style:family="paragraph" style:parent-style-name="Standard">
      <style:text-properties officeooo:rsid="0018bd7b" officeooo:paragraph-rsid="001a236e"/>
    </style:style>
    <style:style style:name="P4" style:family="paragraph" style:parent-style-name="Standard">
      <style:text-properties officeooo:rsid="001a236e" officeooo:paragraph-rsid="001a236e"/>
    </style:style>
    <style:style style:name="P5" style:family="paragraph" style:parent-style-name="Text_20_body">
      <style:text-properties officeooo:rsid="0018bd7b" officeooo:paragraph-rsid="0018bd7b"/>
    </style:style>
    <style:style style:name="T1" style:family="text">
      <style:text-properties fo:font-size="7pt"/>
    </style:style>
    <style:style style:name="T2" style:family="text">
      <style:text-properties officeooo:rsid="0018bd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eservation of culture media</text:p>
      <text:p text:style-name="P4"/>
      <text:p text:style-name="P4">In determining the quantity of plates and tubes from</text:p>
      <text:p text:style-name="P4">prepare, the time limits within which it is to be taken into account</text:p>
      <text:p text:style-name="P4">possible to use the product. For the most common land use</text:p>
      <text:p text:style-name="P4">the following indications are observed:</text:p>
      <text:p text:style-name="P4"/>
      <text:p text:style-name="P4">plates stored at + 4 ° C <text:s text:c="44"/>2 weeks</text:p>
      <text:p text:style-name="P4"/>
      <text:p text:style-name="P4">plates stored at + 4 ° C in plastic bags <text:s text:c="20"/>8-10 weeks</text:p>
      <text:p text:style-name="P4"/>
      <text:p text:style-name="P4">test tubes with cap stored at + 4 ° C <text:s text:c="24"/>3-4 weeks</text:p>
      <text:p text:style-name="P4"/>
      <text:p text:style-name="P4">stored test tubes with capsat room temperature <text:s text:c="6"/>1-2 weeks</text:p>
      <text:p text:style-name="P4"/>
      <text:p text:style-name="P4">bottles with screw cap stored at + 4 ° C <text:s text:c="18"/>3-6 months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Table_20_Contents"/>
          </table:table-cell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Table_20_Contents"/>
          </table:table-cell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Table_20_Contents"/>
          </table:table-cell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Table_20_Contents"/>
          </table:table-cell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Table_20_Contents"/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9S</meta:editing-duration>
    <meta:editing-cycles>4</meta:editing-cycles>
    <meta:generator>LibreOffice/5.0.2.2$Windows_x86 LibreOffice_project/37b43f919e4de5eeaca9b9755ed688758a8251fe</meta:generator>
    <dc:date>2019-03-26T03:19:27.392000000</dc:date>
    <meta:document-statistic meta:table-count="1" meta:image-count="0" meta:object-count="0" meta:page-count="1" meta:paragraph-count="11" meta:word-count="96" meta:character-count="595" meta:non-whitespace-character-count="396"/>
    <meta:user-defined meta:name="Info 1"/>
    <meta:user-defined meta:name="Info 2"/>
    <meta:user-defined meta:name="Info 3"/>
    <meta:user-defined meta:name="Info 4"/>
  </office:meta>
</office:document-meta>
</file>